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mport java.util.Scanner;</text:p>
      <text:p text:style-name="Preformatted_20_Text"/>
      <text:p text:style-name="Preformatted_20_Text">public class LabPartiallyFilledArray</text:p>
      <text:p text:style-name="Preformatted_20_Text">{ <text:s/></text:p>
      <text:p text:style-name="Preformatted_20_Text"/>
      <text:p text:style-name="Preformatted_20_Text"><text:s text:c="5"/></text:p>
      <text:p text:style-name="Preformatted_20_Text"><text:s text:c="8"/>public static void main(String args[ ]) </text:p>
      <text:p text:style-name="Preformatted_20_Text"><text:s text:c="16"/>{</text:p>
      <text:p text:style-name="Preformatted_20_Text"><text:s text:c="8"/></text:p>
      <text:p text:style-name="Preformatted_20_Text"><text:s text:c="8"/>Scanner keyboard = new Scanner(System.in);</text:p>
      <text:p text:style-name="Preformatted_20_Text"><text:s text:c="8"/></text:p>
      <text:p text:style-name="Preformatted_20_Text"><text:s text:c="8"/>//total number of quiz scores possible in CS 200</text:p>
      <text:p text:style-name="Preformatted_20_Text"><text:s text:c="8"/>final int MAX_SIZE = 10; <text:s/></text:p>
      <text:p text:style-name="Preformatted_20_Text"/>
      <text:p text:style-name="Preformatted_20_Text"><text:s text:c="8"/>//Create (declare &amp; instantiate) an int array of size 10, called: quizScores</text:p>
      <text:p text:style-name="Preformatted_20_Text"/>
      <text:p text:style-name="Preformatted_20_Text"/>
      <text:p text:style-name="Preformatted_20_Text"><text:s text:c="8"/>//Declare any other variable storage space needed by the program</text:p>
      <text:p text:style-name="Preformatted_20_Text"/>
      <text:p text:style-name="Preformatted_20_Text"/>
      <text:p text:style-name="Preformatted_20_Text"><text:s text:c="8"/></text:p>
      <text:p text:style-name="Preformatted_20_Text"><text:s text:c="8"/>/*Initialize the first 7 values to your quiz scores thus far in this course from user keyboard input </text:p>
      <text:p text:style-name="Preformatted_20_Text"><text:s text:c="8"/>with a "do-while loop", sentinel value (-1) to stop loop,</text:p>
      <text:p text:style-name="Preformatted_20_Text"><text:s text:c="8"/>and counter to keep track of how many values you have assigned to the array. */</text:p>
      <text:p text:style-name="Preformatted_20_Text"/>
      <text:p text:style-name="Preformatted_20_Text"/>
      <text:p text:style-name="Preformatted_20_Text"/>
      <text:p text:style-name="Preformatted_20_Text"><text:s text:c="8"/>/*Next, use the counter <text:s/>from the loop above to run a </text:p>
      <text:p text:style-name="Preformatted_20_Text"><text:s text:c="8"/>"for loop" to sum your quiz scores. */</text:p>
      <text:p text:style-name="Preformatted_20_Text"/>
      <text:p text:style-name="Preformatted_20_Text"/>
      <text:p text:style-name="Preformatted_20_Text"><text:s text:c="8"/>/*Then, find the average score of your quizzes thus far </text:p>
      <text:p text:style-name="Preformatted_20_Text"><text:s text:c="8"/>using the sum divided by the counter*/</text:p>
      <text:p text:style-name="Preformatted_20_Text"/>
      <text:p text:style-name="Preformatted_20_Text"/>
      <text:p text:style-name="Preformatted_20_Text"><text:s text:c="8"/>//Display (echo) your individual scores </text:p>
      <text:p text:style-name="Preformatted_20_Text"/>
      <text:p text:style-name="Preformatted_20_Text"/>
      <text:p text:style-name="Preformatted_20_Text"><text:s text:c="8"/>//Display the sum of the scores</text:p>
      <text:p text:style-name="Preformatted_20_Text"/>
      <text:p text:style-name="Preformatted_20_Text"/>
      <text:p text:style-name="Preformatted_20_Text"/>
      <text:p text:style-name="Preformatted_20_Text"><text:s text:c="8"/>//Display the quiz score average </text:p>
      <text:p text:style-name="Preformatted_20_Text"/>
      <text:p text:style-name="Preformatted_20_Text"/>
      <text:p text:style-name="Preformatted_20_Text"><text:s text:c="32"/></text:p>
      <text:p text:style-name="Preformatted_20_Text"><text:s text:c="32"/></text:p>
      <text:p text:style-name="Preformatted_20_Text"><text:s text:c="9"/>} //closing main method</text:p>
      <text:p text:style-name="P2">} //closing class header</text:p>
      <text:p text:style-name="Standard"/>
      <text:p text:style-name="P3">import java.util.Scanner;</text:p>
      <text:p text:style-name="Preformatted_20_Text">import java.io.*;</text:p>
      <text:p text:style-name="Preformatted_20_Text"/>
      <text:p text:style-name="Preformatted_20_Text">public class Lab02UsefulArrayAlgorithms</text:p>
      <text:p text:style-name="Preformatted_20_Text">{ <text:s/></text:p>
      <text:p text:style-name="Preformatted_20_Text"/>
      <text:p text:style-name="Preformatted_20_Text">public static void main(String args[ ]) <text:s/>throws IOException</text:p>
      <text:p text:style-name="Preformatted_20_Text"/>
      <text:p text:style-name="Preformatted_20_Text"><text:s text:c="8"/>{</text:p>
      <text:p text:style-name="Preformatted_20_Text"><text:s text:c="32"/>final int MAX_SIZE = 5;</text:p>
      <text:p text:style-name="Preformatted_20_Text"><text:s text:c="32"/>int [ ]a = {-1,1,3,5,7};</text:p>
      <text:p text:style-name="Preformatted_20_Text"><text:s text:c="32"/>int [ ]b = new int[MAX_SIZE];</text:p>
      <text:p text:style-name="Preformatted_20_Text"><text:s text:c="32"/>int [ ]c = new int[MAX_SIZE];</text:p>
      <text:p text:style-name="Preformatted_20_Text"><text:s text:c="32"/></text:p>
      <text:p text:style-name="Preformatted_20_Text"><text:s text:c="32"/>int x=MAX_SIZE -1;</text:p>
      <text:p text:style-name="Preformatted_20_Text"><text:s text:c="32"/>//fill array b with the values in array a in reverse order</text:p>
      <text:p text:style-name="Preformatted_20_Text"><text:s text:c="32"/>for(int i = 0 ; i &lt; MAX_SIZE; i++) //this i is local to this loop</text:p>
      <text:p text:style-name="Preformatted_20_Text"><text:s text:c="32"/>{</text:p>
      <text:p text:style-name="Preformatted_20_Text"><text:s text:c="32"/></text:p>
      <text:p text:style-name="Preformatted_20_Text"><text:s text:c="32"/></text:p>
      <text:p text:style-name="Preformatted_20_Text"><text:s text:c="40"/>b[i] = a[x];</text:p>
      <text:p text:style-name="Preformatted_20_Text"/>
      <text:p text:style-name="Preformatted_20_Text"><text:s text:c="40"/>System.out.println("a["+x+"]= <text:s/>" + a[x] +" <text:s/>b["+i+"]= <text:s/>" <text:s/>+b[i]);</text:p>
      <text:p text:style-name="Preformatted_20_Text"><text:s text:c="48"/>x--;</text:p>
      <text:p text:style-name="Preformatted_20_Text"/>
      <text:p text:style-name="Preformatted_20_Text"><text:s text:c="32"/>}</text:p>
      <text:p text:style-name="Preformatted_20_Text"><text:s text:c="32"/>//fill array c with odd ints starting at -1</text:p>
      <text:p text:style-name="Preformatted_20_Text"><text:s text:c="32"/>int fillVal=-1; <text:s text:c="16"/></text:p>
      <text:p text:style-name="Preformatted_20_Text"><text:s text:c="32"/>for(int i = 0 ; i &lt; MAX_SIZE; i++) //again, i is local to this loop only</text:p>
      <text:p text:style-name="Preformatted_20_Text"><text:s text:c="32"/>{</text:p>
      <text:p text:style-name="Preformatted_20_Text"><text:s text:c="40"/>c[i] = fillVal;</text:p>
      <text:p text:style-name="Preformatted_20_Text"><text:s text:c="40"/>fillVal+=2;</text:p>
      <text:p text:style-name="Preformatted_20_Text"><text:s text:c="40"/>System.out.println("c["+i+"]= <text:s/>" + c[i]);</text:p>
      <text:p text:style-name="Preformatted_20_Text"><text:s text:c="80"/></text:p>
      <text:p text:style-name="Preformatted_20_Text"><text:s text:c="32"/>}</text:p>
      <text:p text:style-name="Preformatted_20_Text"><text:s text:c="32"/></text:p>
      <text:p text:style-name="Preformatted_20_Text">/*-----------------------------------------</text:p>
      <text:p text:style-name="Preformatted_20_Text">compare 2 arrays: a and b, then a and c</text:p>
      <text:p text:style-name="Preformatted_20_Text">x==y //error won't work</text:p>
      <text:p text:style-name="Preformatted_20_Text">loop &amp; compare each element x[?] == y[?]</text:p>
      <text:p text:style-name="Preformatted_20_Text">display array names &amp; true if arrays are identical in order, </text:p>
      <text:p text:style-name="Preformatted_20_Text">otherwise display array names and false</text:p>
      <text:p text:style-name="Preformatted_20_Text">Insert code below:........................*/</text:p>
      <text:p text:style-name="Preformatted_20_Text"/>
      <text:p text:style-name="Preformatted_20_Text"/>
      <text:p text:style-name="Preformatted_20_Text">/*-----------------------------------------</text:p>
      <text:p text:style-name="Preformatted_20_Text">sum array values: a, then b, then c</text:p>
      <text:p text:style-name="Preformatted_20_Text">declare a sum variable for each of the arrays</text:p>
      <text:p text:style-name="Preformatted_20_Text">of the same data type as array</text:p>
      <text:p text:style-name="Preformatted_20_Text">and accumulate the values in the array</text:p>
      <text:p text:style-name="Preformatted_20_Text">display the individual sum of each of the arrays: a, b, and c</text:p>
      <text:p text:style-name="Preformatted_20_Text">and a total sum of all 3 arrays</text:p>
      <text:p text:style-name="Preformatted_20_Text">Insert code below:........................*/</text:p>
      <text:p text:style-name="Preformatted_20_Text"/>
      <text:p text:style-name="Preformatted_20_Text"/>
      <text:p text:style-name="Preformatted_20_Text"><text:soft-page-break/>/*-----------------------------------------</text:p>
      <text:p text:style-name="Preformatted_20_Text">find the average value of an array</text:p>
      <text:p text:style-name="Preformatted_20_Text">use the sums from the above code, to determine</text:p>
      <text:p text:style-name="Preformatted_20_Text">the EXACT average of array a, </text:p>
      <text:p text:style-name="Preformatted_20_Text">and the average of all three arrays were they to be combined</text:p>
      <text:p text:style-name="Preformatted_20_Text">Insert code below:........................*/</text:p>
      <text:p text:style-name="Preformatted_20_Text"/>
      <text:p text:style-name="Preformatted_20_Text"/>
      <text:p text:style-name="Preformatted_20_Text">/*-----------------------------------------</text:p>
      <text:p text:style-name="Preformatted_20_Text">finding the min value in array a and array b</text:p>
      <text:p text:style-name="Preformatted_20_Text">set min to first element in array </text:p>
      <text:p text:style-name="Preformatted_20_Text">then compare all others in a loop, assigning min a new value if a lower value is found</text:p>
      <text:p text:style-name="Preformatted_20_Text">display min value upon completion of the loop</text:p>
      <text:p text:style-name="Preformatted_20_Text">Insert code below:........................*/</text:p>
      <text:p text:style-name="Preformatted_20_Text"/>
      <text:p text:style-name="Preformatted_20_Text"/>
      <text:p text:style-name="Preformatted_20_Text">/*-----------------------------------------</text:p>
      <text:p text:style-name="Preformatted_20_Text">finding the max value in array a and array b</text:p>
      <text:p text:style-name="Preformatted_20_Text">set max to first element in array </text:p>
      <text:p text:style-name="Preformatted_20_Text">then compare all others in a loop, assigning max a new value if a higher value is found</text:p>
      <text:p text:style-name="Preformatted_20_Text">display max value upon completion of the loop</text:p>
      <text:p text:style-name="Preformatted_20_Text">Insert code below:........................*/</text:p>
      <text:p text:style-name="Preformatted_20_Text"><text:s text:c="10"/></text:p>
      <text:p text:style-name="Preformatted_20_Text">/*-----------------------------------------</text:p>
      <text:p text:style-name="Preformatted_20_Text">sequential search</text:p>
      <text:p text:style-name="Preformatted_20_Text">copy and modify the code you wrote to compare two arrays</text:p>
      <text:p text:style-name="Preformatted_20_Text">to determine if a value 'match' is within an array</text:p>
      <text:p text:style-name="Preformatted_20_Text">display index of 1st instance of matched value </text:p>
      <text:p text:style-name="Preformatted_20_Text">else display -1</text:p>
      <text:p text:style-name="Preformatted_20_Text">Use array d and match as listed below.</text:p>
      <text:p text:style-name="Preformatted_20_Text">Insert code below:........................*/</text:p>
      <text:p text:style-name="Preformatted_20_Text">int []d = {2,18,4,4,6,8,10};</text:p>
      <text:p text:style-name="Preformatted_20_Text">int match =4;</text:p>
      <text:p text:style-name="Preformatted_20_Text"/>
      <text:p text:style-name="Preformatted_20_Text">/*-----------------------------------------</text:p>
      <text:p text:style-name="Preformatted_20_Text">sequential search</text:p>
      <text:p text:style-name="Preformatted_20_Text">copy and reuse the code you wrote to compare two arrays</text:p>
      <text:p text:style-name="Preformatted_20_Text">(above) to determine if the value 'match' is within an array</text:p>
      <text:p text:style-name="Preformatted_20_Text">display index of 1st instance of matched value </text:p>
      <text:p text:style-name="Preformatted_20_Text">else display -1</text:p>
      <text:p text:style-name="Preformatted_20_Text">Use array d again, and match as listed below.</text:p>
      <text:p text:style-name="Preformatted_20_Text">Insert code below:........................*/</text:p>
      <text:p text:style-name="Preformatted_20_Text">match= 12;</text:p>
      <text:p text:style-name="Preformatted_20_Text"/>
      <text:p text:style-name="Preformatted_20_Text">/*-----------------------------------------</text:p>
      <text:p text:style-name="Preformatted_20_Text">sort array from max value to min value (use array d)</text:p>
      <text:p text:style-name="Preformatted_20_Text">loop through all elements comparing 2 at a time, &amp; swap elements if [n] &lt; [n+1]</text:p>
      <text:p text:style-name="Preformatted_20_Text">with each entrance to inner loop decrement iterations by 1</text:p>
      <text:p text:style-name="Preformatted_20_Text">repeat (outer loop) n element times</text:p>
      <text:p text:style-name="Preformatted_20_Text">swapping:</text:p>
      <text:p text:style-name="Preformatted_20_Text">temp = one;</text:p>
      <text:p text:style-name="Preformatted_20_Text">one = two; //one contains two</text:p>
      <text:p text:style-name="Preformatted_20_Text">two = temp; //two now contains one</text:p>
      <text:p text:style-name="Preformatted_20_Text">display array after it has been sorted</text:p>
      <text:p text:style-name="Preformatted_20_Text">Insert code below:........................*/</text:p>
      <text:p text:style-name="Preformatted_20_Text"/>
      <text:p text:style-name="Preformatted_20_Text"><text:s text:c="9"/>} //closing main method</text:p>
      <text:p text:style-name="Preformatted_20_Text"><text:soft-page-break/></text:p>
      <text:p text:style-name="P2">} //closing class header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1:45:05.929000000</meta:creation-date>
    <dc:date>2019-03-24T21:45:54.574000000</dc:date>
    <meta:editing-duration>PT48S</meta:editing-duration>
    <meta:editing-cycles>1</meta:editing-cycles>
    <meta:document-statistic meta:table-count="0" meta:image-count="0" meta:object-count="0" meta:page-count="5" meta:paragraph-count="125" meta:word-count="694" meta:character-count="5433" meta:non-whitespace-character-count="3634"/>
    <meta:generator>LibreOffice/6.1.4.2$Windows_X86_64 LibreOffice_project/9d0f32d1f0b509096fd65e0d4bec26ddd1938fd3</meta:generator>
  </office:meta>
</office:document-meta>
</file>